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normal" officeooo:rsid="0017d7a4" officeooo:paragraph-rsid="0017d7a4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" fo:font-size="12pt" fo:font-weight="bold" officeooo:rsid="0017d7a4" officeooo:paragraph-rsid="0017d7a4" style:font-size-asian="12pt" style:font-weight-asian="bold" style:font-size-complex="12pt" style:font-weight-complex="bold"/>
    </style:style>
    <style:style style:name="P3" style:family="paragraph" style:parent-style-name="Text_20_body">
      <style:text-properties officeooo:paragraph-rsid="0017d7a4"/>
    </style:style>
    <style:style style:name="P4" style:family="paragraph" style:parent-style-name="Standard">
      <style:text-properties style:font-name="Arial" fo:font-size="12pt" fo:font-weight="bold" officeooo:rsid="0017d7a4" officeooo:paragraph-rsid="0017d7a4" style:font-size-asian="12pt" style:font-weight-asian="bold" style:font-size-complex="12pt" style:font-weight-complex="bold"/>
    </style:style>
    <style:style style:name="P5" style:family="paragraph" style:parent-style-name="Text_20_body">
      <style:text-properties style:font-name="Arial" fo:font-size="12pt" fo:font-weight="bold" officeooo:rsid="0017d7a4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size="12pt" fo:font-weight="bold" officeooo:rsid="0017d7a4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2">Deployment ID:</text:span></text:span></text:p>
      <text:p text:style-name="P5"><text:span text:style-name="Strong_20_Emphasis"><text:span text:style-name="T1">AKfycbwqz_qFxcZAeuXkrkMQgPcOzwtCu6sCYfaW7DskytfZ3mPBqsIMLVHv1cuA_AxPBi9l</text:span></text:span></text:p>
      <text:p text:style-name="P2">Web ID:</text:p>
      <text:p text:style-name="P2"/>
      <text:p text:style-name="P1">https://script.google.com/macros/s/AKfycbwqz_qFxcZAeuXkrkMQgPcOzwtCu6sCYfaW7DskytfZ3mPBqsIMLVHv1cuA_AxPBi9l/exe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lin Karr</meta:initial-creator>
    <meta:creation-date>2023-11-09T21:02:53.276629012</meta:creation-date>
    <meta:generator>LibreOffice/7.5.6.2$Linux_X86_64 LibreOffice_project/50$Build-2</meta:generator>
    <dc:date>2023-11-11T21:48:44.354725523</dc:date>
    <dc:creator>Colin Karr</dc:creator>
    <meta:editing-duration>PT7H2M58S</meta:editing-duration>
    <meta:editing-cycles>16</meta:editing-cycles>
    <meta:document-statistic meta:table-count="0" meta:image-count="0" meta:object-count="0" meta:page-count="1" meta:paragraph-count="4" meta:word-count="6" meta:character-count="205" meta:non-whitespace-character-count="203"/>
  </office:meta>
</office:document-meta>
</file>